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15ca" officeooo:paragraph-rsid="001e15ca"/>
    </style:style>
    <style:style style:name="P2" style:family="paragraph" style:parent-style-name="Standard">
      <style:text-properties officeooo:rsid="001e3b7f" officeooo:paragraph-rsid="001e3b7f"/>
    </style:style>
    <style:style style:name="P3" style:family="paragraph" style:parent-style-name="Standard">
      <style:text-properties officeooo:rsid="001e3b7f" officeooo:paragraph-rsid="001e8497"/>
    </style:style>
    <style:style style:name="P4" style:family="paragraph" style:parent-style-name="Standard">
      <style:text-properties officeooo:rsid="001e8497" officeooo:paragraph-rsid="001e8497"/>
    </style:style>
    <style:style style:name="T1" style:family="text">
      <style:text-properties officeooo:rsid="001e8497"/>
    </style:style>
    <style:style style:name="T2" style:family="text">
      <style:text-properties officeooo:rsid="00204f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ey B. Burhoe is a software engineer and security <text:span text:style-name="T2">expert</text:span>. </text:p>
      <text:p text:style-name="P1"/>
      <text:p text:style-name="P1">Early in his career, Casey worked as a platform engineer at Tailscale helping to develop software-defined networks.</text:p>
      <text:p text:style-name="P1"/>
      <text:p text:style-name="P4">Casey later began working for Canonical as a security engineer. There, he worked on hardening Canonical’s products to be more secure.</text:p>
      <text:p text:style-name="P1"/>
      <text:p text:style-name="P3">In addition to being a software developer professionally, Casey is also an active contributor to many Open Source projects, including <text:span text:style-name="T1">the</text:span> <text:span text:style-name="T1">Arch Linux operating system </text:span>and utilities for <text:span text:style-name="T1">it</text:span>. He is passionate about Free and Open Source Software and helping to democratize technology innovation. </text:p>
      <text:p text:style-name="P2"/>
      <text:p text:style-name="P2">Casey enjoys leading an active life, training in Brazilian Jiu-Jitsu, refereeing rugby games, climbing and skiing. He is also a member of the Freemasons, and has led many community service campaigns in the Baltimore are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08:50:45.847494756</meta:creation-date>
    <dc:date>2024-09-08T09:32:48.049642744</dc:date>
    <meta:editing-duration>PT20M1S</meta:editing-duration>
    <meta:editing-cycles>3</meta:editing-cycles>
    <meta:generator>LibreOffice/24.2.5.2$Linux_X86_64 LibreOffice_project/d6e8b0f3fc6e8af2b00cf4969fd0d2fa45b9a62e</meta:generator>
    <meta:document-statistic meta:table-count="0" meta:image-count="0" meta:object-count="0" meta:page-count="1" meta:paragraph-count="5" meta:word-count="127" meta:character-count="820" meta:non-whitespace-character-count="696"/>
  </office:meta>
</office:document-meta>
</file>